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5.621cm"/>
    </style:style>
    <style:style style:name="gr2" style:family="graphic" style:parent-style-name="standard">
      <style:graphic-properties draw:stroke="none" draw:fill="none" fo:min-height="2.901cm"/>
    </style:style>
    <style:style style:name="gr3" style:family="graphic" style:parent-style-name="standard">
      <style:graphic-properties draw:stroke="none" draw:fill="none" fo:min-height="2.83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33cm"/>
    </style:style>
    <style:style style:name="pr1" style:family="presentation" style:parent-style-name="Midnightblue1-title">
      <style:graphic-properties draw:auto-grow-height="true" fo:min-height="1.829cm"/>
    </style:style>
    <style:style style:name="pr2" style:family="presentation" style:parent-style-name="Midnightblue1-notes">
      <style:graphic-properties draw:fill-color="#ffffff" draw:auto-grow-height="true" fo:min-height="13.364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draw:auto-grow-height="true" fo:min-height="13.364cm"/>
    </style:style>
    <style:style style:name="pr5" style:family="presentation" style:parent-style-name="Midnightblue-outline1" style:list-style-name="L3">
      <style:graphic-properties fo:min-height="13.75cm"/>
    </style:style>
    <style:style style:name="pr6" style:family="presentation" style:parent-style-name="Midnightblue-outline1" style:list-style-name="L3">
      <style:graphic-properties fo:min-height="13.75cm"/>
    </style:style>
    <style:style style:name="pr7" style:family="presentation" style:parent-style-name="Midnightblue-outline1" style:list-style-name="L3">
      <style:graphic-properties fo:min-height="13.75cm"/>
    </style:style>
    <style:style style:name="pr8" style:family="presentation" style:parent-style-name="Midnightblue-outline1" style:list-style-name="L3">
      <style:graphic-properties fo:min-height="13.75cm"/>
    </style:style>
    <style:style style:name="pr9" style:family="presentation" style:parent-style-name="Midnightblue-outline1" style:list-style-name="L3">
      <style:graphic-properties fo:min-height="13.75cm"/>
    </style:style>
    <style:style style:name="pr10" style:family="presentation" style:parent-style-name="Midnightblue-outline1" style:list-style-name="L3">
      <style:graphic-properties fo:min-height="13.75cm"/>
    </style:style>
    <style:style style:name="pr11" style:family="presentation" style:parent-style-name="Midnightblue2-title">
      <style:graphic-properties fo:min-height="5.75cm"/>
    </style:style>
    <style:style style:name="pr12" style:family="presentation" style:parent-style-name="Midnightblue2-notes">
      <style:graphic-properties draw:fill-color="#ffffff" draw:auto-grow-height="true" fo:min-height="13.364cm"/>
    </style:style>
    <style:style style:name="P1" style:family="paragraph">
      <style:paragraph-properties fo:margin-top="0cm" fo:margin-bottom="0cm"/>
      <style:text-properties style:font-name="Times New Roman"/>
    </style:style>
    <style:style style:name="P2" style:family="paragraph">
      <style:paragraph-properties fo:margin-top="0cm" fo:margin-bottom="0cm" fo:text-align="end"/>
      <style:text-properties style:font-name="Times New Roman" fo:font-size="36pt" style:font-size-asian="36pt" style:font-size-complex="36pt"/>
    </style:style>
    <style:style style:name="P3" style:family="paragraph">
      <loext:graphic-properties draw:fill="none"/>
      <style:paragraph-properties fo:margin-top="0cm" fo:margin-bottom="0cm" fo:text-align="end"/>
      <style:text-properties style:font-name="Times New Roman" fo:font-size="36pt" style:font-size-asian="36pt" style:font-size-complex="36pt"/>
    </style:style>
    <style:style style:name="P4" style:family="paragraph">
      <style:paragraph-properties fo:margin-top="0cm" fo:margin-bottom="0cm" fo:text-align="start"/>
      <style:text-properties fo:font-size="28pt" style:font-size-asian="10pt" style:font-size-complex="10pt"/>
    </style:style>
    <style:style style:name="P5" style:family="paragraph">
      <loext:graphic-properties draw:fill="none"/>
      <style:paragraph-properties fo:margin-top="0cm" fo:margin-bottom="0cm" fo:text-align="start"/>
      <style:text-properties fo:font-size="28pt" style:font-size-asian="10pt" style:font-size-complex="10pt"/>
    </style:style>
    <style:style style:name="P6" style:family="paragraph">
      <style:paragraph-properties fo:margin-top="0cm" fo:margin-bottom="0cm" fo:text-align="end"/>
      <style:text-properties fo:font-size="28pt" style:font-size-asian="10pt" style:font-size-complex="10pt"/>
    </style:style>
    <style:style style:name="P7" style:family="paragraph">
      <loext:graphic-properties draw:fill="none"/>
      <style:paragraph-properties fo:margin-top="0cm" fo:margin-bottom="0cm" fo:text-align="end"/>
      <style:text-properties fo:font-size="28pt" style:font-size-asian="10pt" style:font-size-complex="10pt"/>
    </style:style>
    <style:style style:name="P8" style:family="paragraph">
      <loext:graphic-properties draw:fill-color="#ffffff"/>
    </style:style>
    <style:style style:name="P9" style:family="paragraph">
      <style:text-properties style:font-name="Times New Roman"/>
    </style:style>
    <style:style style:name="P10" style:family="paragraph">
      <loext:graphic-properties draw:fill-color="#ffffff"/>
      <style:text-properties fo:font-size="20pt"/>
    </style:style>
    <style:style style:name="P11" style:family="paragraph">
      <style:text-properties fo:text-transform="uppercase" fo:color="#ffffff" style:font-name="Times New Roman" fo:font-size="38pt" fo:background-color="transparent" style:font-size-asian="38pt" style:font-size-complex="38pt"/>
    </style:style>
    <style:style style:name="P12" style:family="paragraph">
      <loext:graphic-properties draw:fill="none" draw:fill-color="#ffffff"/>
      <style:text-properties fo:text-transform="uppercase" fo:color="#ffffff" style:font-name="Times New Roman" fo:font-size="38pt" fo:background-color="transparent" style:font-size-asian="38pt" style:font-size-complex="38pt"/>
    </style:style>
    <style:style style:name="P13" style:family="paragraph">
      <style:paragraph-properties fo:text-align="center">
        <style:tab-stops/>
      </style:paragraph-properties>
      <style:text-properties style:font-name="Times New Roman"/>
    </style:style>
    <style:style style:name="T1" style:family="text">
      <style:text-properties fo:font-size="36pt" style:font-size-asian="36pt" style:font-size-complex="36pt"/>
    </style:style>
    <style:style style:name="T2" style:family="text">
      <style:text-properties style:font-name="Times New Roman"/>
    </style:style>
    <style:style style:name="T3" style:family="text">
      <style:text-properties fo:text-transform="uppercase" fo:color="#ffffff" style:font-name="Times New Roman" fo:font-size="38pt" fo:background-color="transparent" style:font-size-asian="38pt" style:font-size-complex="38pt"/>
    </style:style>
    <style:style style:name="T4" style:family="text">
      <style:text-properties fo:font-size="30pt" fo:language="ro" fo:country="RO" fo:font-weight="bold" style:font-size-asian="28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4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4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16.256cm" svg:height="2.108cm" svg:x="0.508cm" svg:y="0.165cm" presentation:class="title" presentation:user-transformed="true">
          <draw:text-box>
            <text:p text:style-name="P1">PROIECT DE LICENȚĂ</text:p>
          </draw:text-box>
        </draw:frame>
        <draw:frame draw:style-name="gr1" draw:text-style-name="P3" draw:layer="layout" svg:width="20.569cm" svg:height="5.871cm" svg:x="7.366cm" svg:y="4.572cm">
          <draw:text-box>
            <text:p text:style-name="P2"><text:span text:style-name="T1">DEZVOLTAREA UNEI APLICAȚII MOBILE FOLOSIND REALITATEA AUGMENTATĂ ÎN DOMENIUL ASTRONOMIEI</text:span></text:p>
          </draw:text-box>
        </draw:frame>
        <draw:frame draw:style-name="gr2" draw:text-style-name="P5" draw:layer="layout" svg:width="16.002cm" svg:height="3.151cm" svg:x="0.762cm" svg:y="14.121cm">
          <draw:text-box>
            <text:p text:style-name="P4">COORDONATOR STIINŢIFIC:</text:p>
            <text:p text:style-name="P4">Lect. Univ. Dr. Ing. LIVIU ȘERBĂNESCU</text:p>
          </draw:text-box>
        </draw:frame>
        <draw:frame draw:style-name="gr3" draw:text-style-name="P7" draw:layer="layout" svg:width="23.667cm" svg:height="3.086cm" svg:x="4.572cm" svg:y="17.849cm">
          <draw:text-box>
            <text:p text:style-name="P6">ABSOLVENT: </text:p>
            <text:p text:style-name="P6">ALBERT VICENȚIU LEONARD PETREACĂ </text:p>
          </draw:text-box>
        </draw:frame>
        <presentation:notes draw:style-name="dp2">
          <draw:page-thumbnail draw:style-name="gr4"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9" draw:layer="layout" svg:width="26cm" svg:height="14cm" svg:x="1.432cm" svg:y="5.558cm" presentation:class="outline" presentation:user-transformed="true">
          <draw:text-box>
            <text:list text:style-name="L2">
              <text:list-header>
                <text:p text:style-name="P9">Cap I: Introducere</text:p>
                <text:p text:style-name="P9">Cap II: Fundamentare teoretică</text:p>
                <text:p text:style-name="P9">Cap III: Tehnologii utilizate</text:p>
                <text:p text:style-name="P9">Cap IV: Prezentarea aplicației</text:p>
                <text:p text:style-name="P9">Cap V: Concluzii</text:p>
              </text:list-header>
            </text:list>
          </draw:text-box>
        </draw:frame>
        <presentation:notes draw:style-name="dp4">
          <office:forms form:automatic-focus="false" form:apply-design-mode="false"/>
          <draw:page-thumbnail draw:style-name="gr4"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5" draw:text-style-name="P9" draw:layer="layout" svg:width="24.984cm" svg:height="14cm" svg:x="1.432cm" svg:y="5.558cm" presentation:class="outline" presentation:user-transformed="true">
          <draw:text-box>
            <text:list text:style-name="L3">
              <text:list-item>
                <text:p text:style-name="P9"><text:span text:style-name="T2">Tema proiectului este „DEZVOLTAREA UNEI APLICAȚII MOBILE FOLOSIND REALITATEA AUGMENTATĂ ÎN DOMENIUL ASTRONOMIEI„</text:span></text:p>
              </text:list-item>
              <text:list-item>
                <text:p text:style-name="P9"><text:span text:style-name="T2">Această lucrare are ca obiectiv crearea aplicației 3D cu numele „ARSolarSystem” pentru platforma iOS. Ea ne va permite să vizualizăm rotația planetelor în spațiu, în jurul soarelui cât și în jurul propriului ax.</text:span></text:p>
              </text:list-item>
            </text:list>
          </draw:text-box>
        </draw:frame>
        <draw:frame draw:style-name="gr5" draw:text-style-name="P12" draw:layer="layout" svg:width="20.828cm" svg:height="1.737cm" svg:x="2.286cm" svg:y="1.524cm">
          <draw:text-box>
            <text:p text:style-name="P11"><text:span text:style-name="T3">Introducere</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text-style-name="P9" draw:layer="layout" svg:width="24.984cm" svg:height="14cm" svg:x="1.432cm" svg:y="5.558cm" presentation:class="outline" presentation:user-transformed="true">
          <draw:text-box>
            <text:list text:style-name="L3">
              <text:list-item>
                <text:p text:style-name="P9"><text:span text:style-name="T2">Aplicația are la bază SDK-ul ARKit prin intermediul căruia sunt controlate şi expuse utilizatorului aspectele vizuale, sunt tratate input-urile dispozitivului şi sunt administrate activităţile şi scenele componente ale aplicaţiei. Limbajul de programare folosit este Swift. De asemenea se va folosi și CoreData, pentru stocarea informațiilor.</text:span></text:p>
              </text:list-item>
            </text:list>
          </draw:text-box>
        </draw:frame>
        <draw:frame draw:style-name="gr5" draw:text-style-name="P12" draw:layer="layout" svg:width="20.828cm" svg:height="1.737cm" svg:x="2.286cm" svg:y="1.524cm">
          <draw:text-box>
            <text:p text:style-name="P11"><text:span text:style-name="T3">FUNDAMentare teoretică</text:span></text:p>
          </draw:text-box>
        </draw:frame>
        <presentation:notes draw:style-name="dp4">
          <office:forms form:automatic-focus="false" form:apply-design-mode="false"/>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9" draw:layer="layout" svg:width="24.984cm" svg:height="14cm" svg:x="1.432cm" svg:y="5.558cm" presentation:class="outline" presentation:user-transformed="true">
          <draw:text-box>
            <text:list text:style-name="L3">
              <text:list-header>
                <text:p text:style-name="P13"><text:span text:style-name="T2">iOS</text:span></text:p>
              </text:list-header>
              <text:list-item>
                <text:p text:style-name="P9"><text:span text:style-name="T2">iOS este un sistem de operare de tip Unix, care încă în prima sa versiune a conținut multe elemente din Mac OS X, tot un sistem de operare de tip Unix de la Apple. Prin funcționalitatea sa iOS este unul din factorii de succes primordiali al telefoanelor iPhone pe piața mondială. Un concurent al lui iOS este sistemul de operare Android de la compania Google.</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8" draw:text-style-name="P9" draw:layer="layout" svg:width="24.984cm" svg:height="14cm" svg:x="1.432cm" svg:y="5.558cm" presentation:class="outline" presentation:user-transformed="true">
          <draw:text-box>
            <text:list text:style-name="L3">
              <text:list-header>
                <text:p text:style-name="P13"><text:span text:style-name="T2">ARKit</text:span></text:p>
              </text:list-header>
              <text:list-item>
                <text:p text:style-name="P9"><text:span text:style-name="T2">ARKit combină urmărirea mișcării dispozitivului, captarea scenei camerei, procesarea avansată a scenelor și facilitățile de afișare pentru a simplifica sarcina de a construi o experiență AR. Puteți utiliza aceste tehnologii pentru a crea multe tipuri de experiențe AR, utilizând camera din spate sau camera frontală a unui dispozitiv iOS.</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9" draw:text-style-name="P9" draw:layer="layout" svg:width="24.984cm" svg:height="14cm" svg:x="1.432cm" svg:y="5.558cm" presentation:class="outline" presentation:user-transformed="true">
          <draw:text-box>
            <text:list text:style-name="L3">
              <text:list-header>
                <text:p text:style-name="P13"><text:span text:style-name="T2">CoreData</text:span></text:p>
              </text:list-header>
              <text:list-item>
                <text:p text:style-name="P9"><text:span text:style-name="T2">Utilizați CoreData pentru a salva datele aplicației pentru utilizarea lor în mod offline, pentru a memora datele temporare și pentru a adăuga funcționalitatea de undo și redo aplicației dvs.</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text-style-name="P9" draw:layer="layout" svg:width="24.984cm" svg:height="14cm" svg:x="1.432cm" svg:y="5.558cm" presentation:class="outline" presentation:user-transformed="true">
          <draw:text-box>
            <text:list text:style-name="L3">
              <text:list-header>
                <text:p text:style-name="P13"><text:span text:style-name="T2">Aplicația îi permite utilizatorului următoarele:</text:span></text:p>
              </text:list-header>
              <text:list-item>
                <text:p text:style-name="P9"><text:span text:style-name="T4">să vadă planetele rotindu-se în jurul propriului ax;</text:span></text:p>
              </text:list-item>
              <text:list-item>
                <text:p text:style-name="P9"><text:span text:style-name="T4">să vadă planetele rotindu-se în jurul soarelui;</text:span></text:p>
              </text:list-item>
              <text:list-item>
                <text:p text:style-name="P9"><text:span text:style-name="T4">să apese pe una dintre planete;</text:span></text:p>
              </text:list-item>
              <text:list-item>
                <text:p text:style-name="P9"><text:span text:style-name="T4">să vadă mai multe detalii despre planeta pe care a apăsat;</text:span></text:p>
              </text:list-item>
              <text:list-item>
                <text:p text:style-name="P9"><text:span text:style-name="T4">să fie trimis către pagina de wikipedia corespunzătoare planetei respective</text:span></text:p>
              </text:list-item>
            </text:list>
          </draw:text-box>
        </draw:frame>
        <draw:frame draw:style-name="gr5" draw:text-style-name="P12" draw:layer="layout" svg:width="20.828cm" svg:height="1.737cm" svg:x="2.286cm" svg:y="1.524cm">
          <draw:text-box>
            <text:p text:style-name="P11"><text:span text:style-name="T3">Descrierea aplicației</text:span></text:p>
          </draw:text-box>
        </draw:frame>
        <presentation:notes draw:style-name="dp4">
          <office:forms form:automatic-focus="false" form:apply-design-mode="false"/>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2" presentation:presentation-page-layout-name="AL2T1">
        <office:forms form:automatic-focus="false" form:apply-design-mode="false"/>
        <draw:frame presentation:style-name="pr11" draw:layer="layout" svg:width="13cm" svg:height="6cm" svg:x="7.5cm" svg:y="7.5cm" presentation:class="title" presentation:placeholder="true">
          <draw:text-box/>
        </draw:frame>
        <presentation:notes draw:style-name="dp2">
          <draw:page-thumbnail draw:style-name="gr4" draw:layer="layout" svg:width="14.848cm" svg:height="11.136cm" svg:x="3.075cm" svg:y="2.257cm" draw:page-number="9" presentation:class="page"/>
          <draw:frame presentation:style-name="pr1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TimesNewRomanPS-BoldMT" svg:font-family="TimesNewRomanPS-BoldMT" style:font-family-generic="roman"/>
    <style:font-face style:name="TimesNewRomanPSMT" svg:font-family="TimesNewRomanPSMT" style:font-family-generic="roman"/>
    <style:font-face style:name="Helvetica" svg:font-family="Helvetica"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4T11:41:59.955602810</meta:creation-date>
    <meta:editing-duration>PT50M30S</meta:editing-duration>
    <meta:editing-cycles>11</meta:editing-cycles>
    <meta:generator>LibreOffice/6.2.4.2$MacOSX_X86_64 LibreOffice_project/2412653d852ce75f65fbfa83fb7e7b669a126d64</meta:generator>
    <dc:title>Midnightblue</dc:title>
    <dc:date>2019-06-24T12:43:16.443433831</dc:date>
    <meta:document-statistic meta:object-count="84"/>
  </office:meta>
</office:document-meta>
</file>